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295cm" table:align="left"/>
    </style:style>
    <style:style style:name="Table1.A" style:family="table-column">
      <style:table-column-properties style:column-width="5.641cm"/>
    </style:style>
    <style:style style:name="Table1.B" style:family="table-column">
      <style:table-column-properties style:column-width="8.65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3">
      <style:paragraph-properties fo:margin-top="0cm" fo:margin-bottom="0.247cm" style:contextual-spacing="false" fo:line-height="115%"/>
    </style:style>
    <style:style style:name="P4" style:family="paragraph" style:parent-style-name="Preformatted_20_Text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4">
      <style:paragraph-properties fo:margin-top="0cm" fo:margin-bottom="0.247cm" style:contextual-spacing="false" fo:line-height="115%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Preformatted_20_Text" style:list-style-name="L5">
      <style:paragraph-properties fo:margin-top="0cm" fo:margin-bottom="0.247cm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🔢 Rounding in Python: <text:span text:style-name="Source_20_Text">round()</text:span> vs Custom Rounding Functions</text:h>
      <text:p text:style-name="Text_20_body">Python’s built-in <text:span text:style-name="Source_20_Text">round()</text:span> function typically works well for general use. However, it may not always behave as expected due to its use of <text:span text:style-name="Strong_20_Emphasis">banker’s rounding</text:span> (also called <text:span text:style-name="Strong_20_Emphasis">round half to even</text:span>). This can surprise developers in certain use cases — especially in finance or precise measurement.</text:p>
      <text:p text:style-name="P2"/>
      <text:h text:style-name="P3" text:outline-level="3">🧠 Default Behavior of <text:span text:style-name="Source_20_Text">round()</text:span></text:h>
      <text:p text:style-name="P4"><text:span text:style-name="Source_20_Text">round(2.5) <text:s/># Output: 2</text:span></text:p>
      <text:p text:style-name="P4"><text:span text:style-name="Source_20_Text">round(3.5) <text:s/># Output: 4</text:span></text:p>
      <text:p text:style-name="Text_20_body"><text:span text:style-name="Strong_20_Emphasis">Why this happens:</text:span></text:p>
      <text:list text:style-name="L1">
        <text:list-item>
          <text:p text:style-name="P5">Python uses <text:span text:style-name="Strong_20_Emphasis">round half to even</text:span>:</text:p>
          <text:list>
            <text:list-item>
              <text:p text:style-name="P5">If a number is exactly halfway between two integers (e.g., 2.5), it rounds to the <text:span text:style-name="Strong_20_Emphasis">nearest even number</text:span>.</text:p>
            </text:list-item>
            <text:list-item>
              <text:p text:style-name="P5">This reduces <text:span text:style-name="Strong_20_Emphasis">rounding bias</text:span> over large datasets, which is useful in <text:span text:style-name="Strong_20_Emphasis">statistics</text:span> and <text:span text:style-name="Strong_20_Emphasis">finance</text:span>.</text:p>
            </text:list-item>
          </text:list>
        </text:list-item>
      </text:list>
      <text:p text:style-name="P2"/>
      <text:h text:style-name="P3" text:outline-level="3">❓ When Should You Define Your Own Rounding Function?</text:h>
      <text:p text:style-name="Text_20_body">You should write your own rounding function when:</text:p>
      <text:list text:style-name="L2">
        <text:list-item>
          <text:p text:style-name="P6">✅ You need consistent behavior for <text:span text:style-name="Source_20_Text">.5</text:span> values (e.g., <text:span text:style-name="Strong_20_Emphasis">always round up</text:span> or <text:span text:style-name="Strong_20_Emphasis">always round down</text:span>).</text:p>
        </text:list-item>
        <text:list-item>
          <text:p text:style-name="P6">✅ Your application is sensitive to rounding errors:</text:p>
          <text:list>
            <text:list-item>
              <text:p text:style-name="P6"><text:span text:style-name="Strong_20_Emphasis">Financial calculations</text:span></text:p>
            </text:list-item>
            <text:list-item>
              <text:p text:style-name="P6"><text:span text:style-name="Strong_20_Emphasis">Precise engineering measurements</text:span></text:p>
            </text:list-item>
          </text:list>
        </text:list-item>
        <text:list-item>
          <text:p text:style-name="P6">✅ You want to match <text:span text:style-name="Strong_20_Emphasis">common rounding expectations</text:span> (“round half up” like on paper).</text:p>
        </text:list-item>
      </text:list>
      <text:p text:style-name="P2"/>
      <text:h text:style-name="P1" text:outline-level="2">✅ Custom “Round Half Up” Function</text:h>
      <text:p text:style-name="P4"><text:span text:style-name="Source_20_Text">import math</text:span></text:p>
      <text:p text:style-name="P4"/>
      <text:p text:style-name="P4"><text:span text:style-name="Source_20_Text">def round_half_up(n):</text:span></text:p>
      <text:p text:style-name="P4"><text:span text:style-name="Source_20_Text"><text:s text:c="4"/>if n &gt;= 0:</text:span></text:p>
      <text:p text:style-name="P4"><text:span text:style-name="Source_20_Text"><text:s text:c="8"/>return math.floor(n + 0.5)</text:span></text:p>
      <text:p text:style-name="P4"><text:span text:style-name="Source_20_Text"><text:s text:c="4"/>else:</text:span></text:p>
      <text:p text:style-name="P4"><text:span text:style-name="Source_20_Text"><text:s text:c="8"/>return math.ceil(n - 0.5)</text:span></text:p>
      <text:h text:style-name="P3" text:outline-level="3"><text:soft-page-break/>🔍 How It Works (Step-by-Step)</text:h>
      <text:h text:style-name="P7" text:outline-level="4">🔸 For Positive Numbers</text:h>
      <text:list text:style-name="L3">
        <text:list-item>
          <text:p text:style-name="P8"><text:span text:style-name="Source_20_Text">math.floor(n + 0.5)</text:span></text:p>
        </text:list-item>
        <text:list-item>
          <text:p text:style-name="P8">Pushes numbers with fractional parts ≥ 0.5 just past the next integer:</text:p>
          <text:list>
            <text:list-item>
              <text:p text:style-name="P8"><text:span text:style-name="Source_20_Text">2.5 + 0.5 = 3.0 → floor(3.0) = 3</text:span></text:p>
            </text:list-item>
            <text:list-item>
              <text:p text:style-name="P8"><text:span text:style-name="Source_20_Text">2.4 + 0.5 = 2.9 → floor(2.9) = 2</text:span></text:p>
            </text:list-item>
          </text:list>
        </text:list-item>
      </text:list>
      <text:h text:style-name="P7" text:outline-level="4">🔸 For Negative Numbers</text:h>
      <text:list text:style-name="L4">
        <text:list-item>
          <text:p text:style-name="P9"><text:span text:style-name="Source_20_Text">math.ceil(n - 0.5)</text:span></text:p>
        </text:list-item>
        <text:list-item>
          <text:p text:style-name="P9">Subtracting 0.5 pushes the number further into the negative:</text:p>
          <text:list>
            <text:list-item>
              <text:p text:style-name="P9"><text:span text:style-name="Source_20_Text">-1.5 - 0.5 = -2.0 → ceil(-2.0) = -2</text:span></text:p>
            </text:list-item>
            <text:list-item>
              <text:p text:style-name="P9"><text:span text:style-name="Source_20_Text">-2.5 - 0.5 = -3.0 → ceil(-3.0) = -3</text:span></text:p>
            </text:list-item>
          </text:list>
        </text:list-item>
      </text:list>
      <text:h text:style-name="P3" text:outline-level="3">✅ Output Examples</text:h>
      <text:p text:style-name="P4"><text:span text:style-name="Source_20_Text">print(round_half_up(2.5)) <text:s text:c="2"/># 3</text:span></text:p>
      <text:p text:style-name="P4"><text:span text:style-name="Source_20_Text">print(round_half_up(3.5)) <text:s text:c="2"/># 4</text:span></text:p>
      <text:p text:style-name="P4"><text:span text:style-name="Source_20_Text">print(round_half_up(1.4)) <text:s text:c="2"/># 1</text:span></text:p>
      <text:p text:style-name="P4"><text:span text:style-name="Source_20_Text">print(round_half_up(-1.5)) <text:s/># -2</text:span></text:p>
      <text:p text:style-name="P4"><text:span text:style-name="Source_20_Text">print(round_half_up(-2.5)) <text:s/># -3</text:span></text:p>
      <text:p text:style-name="P2"/>
      <text:h text:style-name="P1" text:outline-level="2">⚠️ Notes About Floor Division (<text:span text:style-name="Source_20_Text">//</text:span>)</text:h>
      <text:list text:style-name="L5">
        <text:list-item>
          <text:p text:style-name="P10"><text:span text:style-name="Source_20_Text">//</text:span> performs <text:span text:style-name="Strong_20_Emphasis">floor division</text:span>, which always rounds <text:span text:style-name="Strong_20_Emphasis">towards negative infinity</text:span>:</text:p>
          <text:p text:style-name="P11"><text:span text:style-name="Source_20_Text">5 // 2 <text:s text:c="3"/># 2</text:span></text:p>
          <text:p text:style-name="P11"><text:span text:style-name="Source_20_Text">-5 // 2 <text:s text:c="2"/># -3 (not -2)</text:span></text:p>
        </text:list-item>
        <text:list-item>
          <text:p text:style-name="P10">It’s <text:span text:style-name="Strong_20_Emphasis">not suitable</text:span> for general-purpose rounding — especially with <text:span text:style-name="Strong_20_Emphasis">negative numbers</text:span>, due to asymmetric behavior.</text:p>
        </text:list-item>
      </text:list>
      <text:p text:style-name="P2"/>
      <text:h text:style-name="P1" text:outline-level="2">📝 TL;DR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Recommended Approach</text:p>
            </table:table-cell>
          </table:table-row>
        </table:table-header-rows>
        <table:table-row>
          <table:table-cell table:style-name="Table1.A1" office:value-type="string">
            <text:p text:style-name="Table_20_Contents">General-purpose rounding</text:p>
          </table:table-cell>
          <table:table-cell table:style-name="Table1.A1" office:value-type="string">
            <text:p text:style-name="Table_20_Contents">Use Python’s built-in <text:span text:style-name="Source_20_Text">round()</text:span></text:p>
          </table:table-cell>
        </table:table-row>
        <table:table-row>
          <table:table-cell table:style-name="Table1.A1" office:value-type="string">
            <text:p text:style-name="Table_20_Contents">Consistent rounding of <text:span text:style-name="Source_20_Text">.5</text:span> up</text:p>
          </table:table-cell>
          <table:table-cell table:style-name="Table1.A1" office:value-type="string">
            <text:p text:style-name="Table_20_Contents">Use a custom <text:span text:style-name="Source_20_Text">round_half_up()</text:span></text:p>
          </table:table-cell>
        </table:table-row>
        <table:table-row>
          <table:table-cell table:style-name="Table1.A1" office:value-type="string">
            <text:p text:style-name="Table_20_Contents">Financial/precise applications</text:p>
          </table:table-cell>
          <table:table-cell table:style-name="Table1.A1" office:value-type="string">
            <text:p text:style-name="Table_20_Contents">Use a custom approach to avoid bias</text:p>
          </table:table-cell>
        </table:table-row>
        <table:table-row>
          <table:table-cell table:style-name="Table1.A1" office:value-type="string">
            <text:p text:style-name="Table_20_Contents">Working with negative numbers</text:p>
          </table:table-cell>
          <table:table-cell table:style-name="Table1.A1" office:value-type="string">
            <text:p text:style-name="Table_20_Contents">Handle them explicitly (e.g., <text:span text:style-name="Source_20_Text">ceil(n - 0.5)</text:span>)</text:p>
          </table:table-cell>
        </table:table-row>
      </table:table>
      <text:p text:style-name="P2"/>
      <text:h text:style-name="P1" text:outline-level="2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01:37:36.748750772</meta:creation-date>
    <dc:date>2025-06-07T02:50:14.313327438</dc:date>
    <meta:editing-duration>PT1H2M12S</meta:editing-duration>
    <meta:editing-cycles>1</meta:editing-cycles>
    <meta:document-statistic meta:table-count="1" meta:image-count="0" meta:object-count="0" meta:page-count="2" meta:paragraph-count="56" meta:word-count="388" meta:character-count="2294" meta:non-whitespace-character-count="1941"/>
    <meta:generator>LibreOffice/25.2.3.2$Linux_X86_64 LibreOffice_project/520$Build-2</meta:generator>
  </office:meta>
</office:document-meta>
</file>